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382in" style:rel-column-width="343*"/>
    </style:style>
    <style:style style:name="Table1.B" style:family="table-column">
      <style:table-column-properties style:column-width="0.4361in" style:rel-column-width="628*"/>
    </style:style>
    <style:style style:name="Table1.C" style:family="table-column">
      <style:table-column-properties style:column-width="0.5063in" style:rel-column-width="729*"/>
    </style:style>
    <style:style style:name="Table1.D" style:family="table-column">
      <style:table-column-properties style:column-width="0.6549in" style:rel-column-width="943*"/>
    </style:style>
    <style:style style:name="Table1.E" style:family="table-column">
      <style:table-column-properties style:column-width="0.4813in" style:rel-column-width="693*"/>
    </style:style>
    <style:style style:name="Table1.F" style:family="table-column">
      <style:table-column-properties style:column-width="0.5701in" style:rel-column-width="821*"/>
    </style:style>
    <style:style style:name="Table1.G" style:family="table-column">
      <style:table-column-properties style:column-width="0.5854in" style:rel-column-width="843*"/>
    </style:style>
    <style:style style:name="Table1.H" style:family="table-column">
      <style:table-column-properties style:column-width="0.5653in" style:rel-column-width="814*"/>
    </style:style>
    <style:style style:name="Table1.I" style:family="table-column">
      <style:table-column-properties style:column-width="0.7542in" style:rel-column-width="1086*"/>
    </style:style>
    <style:style style:name="Table1.J" style:family="table-column">
      <style:table-column-properties style:column-width="0.2875in" style:rel-column-width="414*"/>
    </style:style>
    <style:style style:name="Table1.K" style:family="table-column">
      <style:table-column-properties style:column-width="0.3576in" style:rel-column-width="515*"/>
    </style:style>
    <style:style style:name="Table1.L" style:family="table-column">
      <style:table-column-properties style:column-width="0.6542in" style:rel-column-width="942*"/>
    </style:style>
    <style:style style:name="Table1.M" style:family="table-column">
      <style:table-column-properties style:column-width="0.834in" style:rel-column-width="120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299in" style:rel-column-width="1483*"/>
    </style:style>
    <style:style style:name="Table2.B" style:family="table-column">
      <style:table-column-properties style:column-width="5.8951in" style:rel-column-width="848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5.8188in" table:align="margins"/>
    </style:style>
    <style:style style:name="Table3.A" style:family="table-column">
      <style:table-column-properties style:column-width="2.9097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5.8188in" table:align="margins"/>
    </style:style>
    <style:style style:name="Table4.A" style:family="table-column">
      <style:table-column-properties style:column-width="5.8188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549in" style:rel-column-width="943*"/>
    </style:style>
    <style:style style:name="Table5.B" style:family="table-column">
      <style:table-column-properties style:column-width="2.8076in" style:rel-column-width="4043*"/>
    </style:style>
    <style:style style:name="Table5.C" style:family="table-column">
      <style:table-column-properties style:column-width="0.8229in" style:rel-column-width="1185*"/>
    </style:style>
    <style:style style:name="Table5.D" style:family="table-column">
      <style:table-column-properties style:column-width="2.6396in" style:rel-column-width="380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2479in" style:rel-column-width="357*"/>
    </style:style>
    <style:style style:name="Table7.B" style:family="table-column">
      <style:table-column-properties style:column-width="0.4368in" style:rel-column-width="629*"/>
    </style:style>
    <style:style style:name="Table7.C" style:family="table-column">
      <style:table-column-properties style:column-width="0.5056in" style:rel-column-width="728*"/>
    </style:style>
    <style:style style:name="Table7.D" style:family="table-column">
      <style:table-column-properties style:column-width="0.675in" style:rel-column-width="972*"/>
    </style:style>
    <style:style style:name="Table7.E" style:family="table-column">
      <style:table-column-properties style:column-width="0.4514in" style:rel-column-width="650*"/>
    </style:style>
    <style:style style:name="Table7.F" style:family="table-column">
      <style:table-column-properties style:column-width="0.5701in" style:rel-column-width="821*"/>
    </style:style>
    <style:style style:name="Table7.G" style:family="table-column">
      <style:table-column-properties style:column-width="0.4632in" style:rel-column-width="667*"/>
    </style:style>
    <style:style style:name="Table7.H" style:family="table-column">
      <style:table-column-properties style:column-width="0.4819in" style:rel-column-width="694*"/>
    </style:style>
    <style:style style:name="Table7.I" style:family="table-column">
      <style:table-column-properties style:column-width="0.6493in" style:rel-column-width="935*"/>
    </style:style>
    <style:style style:name="Table7.J" style:family="table-column">
      <style:table-column-properties style:column-width="0.3542in" style:rel-column-width="510*"/>
    </style:style>
    <style:style style:name="Table7.K" style:family="table-column">
      <style:table-column-properties style:column-width="0.5813in" style:rel-column-width="837*"/>
    </style:style>
    <style:style style:name="Table7.L" style:family="table-column">
      <style:table-column-properties style:column-width="0.6944in" style:rel-column-width="1000*"/>
    </style:style>
    <style:style style:name="Table7.M" style:family="table-column">
      <style:table-column-properties style:column-width="0.8139in" style:rel-column-width="117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M1" style:family="table-cell">
      <style:table-cell-properties fo:padding="0.0382in" fo:border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2">INFORME VISITA TECNICA</text:p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Table_20_Contents">Código: IMV-FM-019</text:p>
                </table:table-cell>
                <table:table-cell table:style-name="Table3.B1" office:value-type="string">
                  <text:p text:style-name="Table_20_Contents">Versión: 1.0</text:p>
                </table:table-cell>
              </table:table-row>
            </table:table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Fecha de Aplicación: 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Standard">[[ repeatIn(objects,'o') ]]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Localidad:</text:p>
          </table:table-cell>
          <table:table-cell table:style-name="Table5.A1" office:value-type="string">
            <text:p text:style-name="P1">[[ o.necesidad_id.district_id.name ]]</text:p>
          </table:table-cell>
          <table:table-cell table:style-name="Table5.A1" office:value-type="string">
            <text:p text:style-name="Table_20_Contents">Nro, Informe:</text:p>
          </table:table-cell>
          <table:table-cell table:style-name="Table5.D1" office:value-type="string">
            <text:p text:style-name="P1">[[ o.id ]]</text:p>
          </table:table-cell>
        </table:table-row>
        <table:table-row>
          <table:table-cell table:style-name="Table5.A2" office:value-type="string">
            <text:p text:style-name="Table_20_Contents">UPZ:</text:p>
          </table:table-cell>
          <table:table-cell table:style-name="Table5.A2" office:value-type="string">
            <text:p text:style-name="P1">[[ o.necesidad_id.subdistrict_id.name ]]</text:p>
          </table:table-cell>
          <table:table-cell table:style-name="Table5.A2" office:value-type="string">
            <text:p text:style-name="Table_20_Contents">Fecha:</text:p>
          </table:table-cell>
          <table:table-cell table:style-name="Table5.D2" office:value-type="string">
            <text:p text:style-name="P1">[[ o.fecha ]]</text:p>
          </table:table-cell>
        </table:table-row>
        <table:table-row>
          <table:table-cell table:style-name="Table5.A2" office:value-type="string">
            <text:p text:style-name="Table_20_Contents">Barrio:</text:p>
          </table:table-cell>
          <table:table-cell table:style-name="Table5.A2" office:value-type="string">
            <text:p text:style-name="P1">[[o.necesidad_id.neighborhood_id.name]]</text:p>
          </table:table-cell>
          <table:table-cell table:style-name="Table5.A2" office:value-type="string">
            <text:p text:style-name="Table_20_Contents">Funcionario:</text:p>
          </table:table-cell>
          <table:table-cell table:style-name="Table5.D2" office:value-type="string">
            <text:p text:style-name="P1">[[ o.funcionario_id.name ]]</text:p>
          </table:table-cell>
        </table:table-row>
        <table:table-row>
          <table:table-cell table:style-name="Table5.A2" office:value-type="string">
            <text:p text:style-name="Table_20_Contents">Dirección:</text:p>
          </table:table-cell>
          <table:table-cell table:style-name="Table5.A2" office:value-type="string">
            <text:p text:style-name="P1">[[ o.necesidad_id.direccion ]]</text:p>
          </table:table-cell>
          <table:table-cell table:style-name="Table5.A2" office:value-type="string">
            <text:p text:style-name="Table_20_Contents">Tipo Solicitud:</text:p>
          </table:table-cell>
          <table:table-cell table:style-name="Table5.D2" office:value-type="string">
            <text:p text:style-name="P1">[[ o.solicitud_id.solicitante_id.name ]]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Heading_20_2" text:outline-level="2">Actividades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CIV</text:p>
          </table:table-cell>
          <table:table-cell table:style-name="Table1.A1" office:value-type="string">
            <text:p text:style-name="Table_20_Contents">Tipo Vïa</text:p>
          </table:table-cell>
          <table:table-cell table:style-name="Table1.A1" office:value-type="string">
            <text:p text:style-name="Table_20_Contents">Tipo Trafico</text:p>
          </table:table-cell>
          <table:table-cell table:style-name="Table1.A1" office:value-type="string">
            <text:p text:style-name="Table_20_Contents">PMT</text:p>
          </table:table-cell>
          <table:table-cell table:style-name="Table1.A1" office:value-type="string">
            <text:p text:style-name="Table_20_Contents">Elemento</text:p>
          </table:table-cell>
          <table:table-cell table:style-name="Table1.A1" office:value-type="string">
            <text:p text:style-name="Table_20_Contents">Tipo Superficie</text:p>
          </table:table-cell>
          <table:table-cell table:style-name="Table1.A1" office:value-type="string">
            <text:p text:style-name="Table_20_Contents">Actividad</text:p>
          </table:table-cell>
          <table:table-cell table:style-name="Table1.A1" office:value-type="string">
            <text:p text:style-name="Table_20_Contents">Tipo Intervencion</text:p>
          </table:table-cell>
          <table:table-cell table:style-name="Table1.A1" office:value-type="string">
            <text:p text:style-name="Table_20_Contents">Un.</text:p>
          </table:table-cell>
          <table:table-cell table:style-name="Table1.A1" office:value-type="string">
            <text:p text:style-name="Table_20_Contents">Cant.</text:p>
          </table:table-cell>
          <table:table-cell table:style-name="Table1.A1" office:value-type="string">
            <text:p text:style-name="Table_20_Contents">Valor Unitario</text:p>
          </table:table-cell>
          <table:table-cell table:style-name="Table1.M1" office:value-type="string">
            <text:p text:style-name="Table_20_Contents">Total</text:p>
          </table:table-cell>
        </table:table-row>
      </table:table>
      <text:p text:style-name="Text_20_body"/>
      <text:section text:style-name="Sect1" text:name="Section1">
        <text:p text:style-name="Standard">[[ repeatIn(o.inspeccion_ids,'insp') ]]</text:p>
        <text:p text:style-name="Standard"/>
        <text:section text:style-name="Sect1" text:name="Inspecciones">
          <text:p text:style-name="Text_20_body"/>
          <text:p text:style-name="Standard">[[ repeatIn(insp.actividad_obra_ids,'actividades') ]]</text:p>
          <text:p text:style-name="Standard"/>
          <text:p text:style-name="Standard"/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column table:style-name="Table7.D"/>
            <table:table-column table:style-name="Table7.E"/>
            <table:table-column table:style-name="Table7.F"/>
            <table:table-column table:style-name="Table7.G"/>
            <table:table-column table:style-name="Table7.H"/>
            <table:table-column table:style-name="Table7.I"/>
            <table:table-column table:style-name="Table7.J"/>
            <table:table-column table:style-name="Table7.K"/>
            <table:table-column table:style-name="Table7.L"/>
            <table:table-column table:style-name="Table7.M"/>
            <table:table-row>
              <table:table-cell table:style-name="Table7.A1" office:value-type="string">
                <text:p text:style-name="Table_20_Contents">[[ insp.id <text:s/>]]</text:p>
              </table:table-cell>
              <table:table-cell table:style-name="Table7.A1" office:value-type="string">
                <text:p text:style-name="Table_20_Contents">[[ insp.segmento_id.id]]</text:p>
              </table:table-cell>
              <table:table-cell table:style-name="Table7.A1" office:value-type="string">
                <text:p text:style-name="Table_20_Contents">[[ insp.tipo_via_id.name]]</text:p>
              </table:table-cell>
              <table:table-cell table:style-name="Table7.A1" office:value-type="string">
                <text:p text:style-name="Table_20_Contents">[[ insp.tipo_trafico_id.name ]]</text:p>
              </table:table-cell>
              <table:table-cell table:style-name="Table7.A1" office:value-type="string">
                <text:p text:style-name="Table_20_Contents">[[ insp.plan_manejo_trafico_id.name]]</text:p>
              </table:table-cell>
              <table:table-cell table:style-name="Table7.A1" office:value-type="string">
                <text:p text:style-name="Table_20_Contents">[[actividades.elemento_infraestructura_id.name]]</text:p>
              </table:table-cell>
              <table:table-cell table:style-name="Table7.A1" office:value-type="string">
                <text:p text:style-name="Table_20_Contents">[[actividades.tipo_superficie_id.name]]</text:p>
              </table:table-cell>
              <table:table-cell table:style-name="Table7.A1" office:value-type="string">
                <text:p text:style-name="Table_20_Contents">[[actividades.tipo_trabajo_id.name]]</text:p>
              </table:table-cell>
              <table:table-cell table:style-name="Table7.A1" office:value-type="string">
                <text:p text:style-name="Table_20_Contents">[[actividades.product_id.name]]</text:p>
              </table:table-cell>
              <table:table-cell table:style-name="Table7.A1" office:value-type="string">
                <text:p text:style-name="Table_20_Contents">[[actividades.uom_id.name]]</text:p>
              </table:table-cell>
              <table:table-cell table:style-name="Table7.A1" office:value-type="string">
                <text:p text:style-name="Table_20_Contents">[[actividades.cantidad.name]]</text:p>
              </table:table-cell>
              <table:table-cell table:style-name="Table7.A1" office:value-type="string">
                <text:p text:style-name="Table_20_Contents">[[actividades.valor_unidad.name]]</text:p>
              </table:table-cell>
              <table:table-cell table:style-name="Table7.M1" office:value-type="string">
                <text:p text:style-name="Table_20_Contents">[[actividades.valor_total.name]]</text:p>
              </table:table-cell>
            </table:table-row>
          </table:table>
          <text:p text:style-name="Standard"/>
          <text:p text:style-name="Standard"/>
          <text:p text:style-name="Text_20_body"/>
        </text:section>
        <text:p text:style-name="Text_20_body"/>
        <text:p text:style-name="Text_20_body"/>
      </text:section>
      <text:h text:style-name="Heading_20_2" text:outline-level="2">Causas</text:h>
      <text:p text:style-name="Text_20_body"/>
      <text:p text:style-name="Text_20_body"/>
      <text:section text:style-name="Sect1" text:name="Causas">
        <text:p text:style-name="Text_20_body"/>
        <text:p text:style-name="Text_20_body"><text:soft-page-break/>[[ repeatIn(o.inspeccion_ids,'insp1') ]]</text:p>
        <text:section text:style-name="Sect1" text:name="Causa">
          <text:p text:style-name="Text_20_body"/>
          <text:section text:style-name="Sect1" text:name="Section2">
            <text:p text:style-name="Text_20_body">[[ repeatIn(insp1.causa_ids,'causa') ]]</text:p>
            <text:p text:style-name="Text_20_body">Causa: [[ causa.name]]</text:p>
            <text:p text:style-name="Text_20_body"/>
          </text:section>
        </text:section>
      </text:section>
      <text:p text:style-name="Text_20_body"/>
      <text:p text:style-name="Standard"/>
      <text:h text:style-name="Heading_20_2" text:outline-level="2">Registro Fotográfico</text:h>
      <text:p text:style-name="Standard"/>
      <text:p text:style-name="Standard"/>
      <text:section text:style-name="Sect1" text:name="Fotos">
        <text:p text:style-name="Standard"/>
        <text:p text:style-name="Standard">[[ repeatIn(o.inspeccion_ids,'insp2') ]]</text:p>
        <text:p text:style-name="Standard"/>
        <text:p text:style-name="Standard"/>
        <text:section text:style-name="Sect1" text:name="foto">
          <text:p text:style-name="Standard">[[ repeatIn(insp2.foto_ids,'fotos') ]]</text:p>
          <text:p text:style-name="Standard">Fotos: [[ fotos.name]]</text:p>
          <text:p text:style-name="Standard">[[ fotos.foto and setTag('para','image',{'width':'300.0','height':'250.0'})]] [[fotos.foto]]</text:p>
          <text:p text:style-name="Standard">[[fotos.descripcion]]</text:p>
        </text:section>
        <text:p text:style-name="Standard"/>
        <text:p text:style-name="Standard"/>
        <text:p text:style-name="Standard"/>
        <text:p text:style-name="Standard"/>
      </text:section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padding="0.0201in" fo:border="0.06pt solid #000000" style:shadow="none"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33:57</meta:creation-date>
    <dc:date>2015-03-01T22:12:52</dc:date>
    <meta:editing-duration>PT44M31S</meta:editing-duration>
    <meta:editing-cycles>21</meta:editing-cycles>
    <meta:generator>LibreOffice/3.5$Linux_x86 LibreOffice_project/350m1$Build-2</meta:generator>
    <meta:document-statistic meta:table-count="6" meta:image-count="0" meta:object-count="0" meta:page-count="2" meta:paragraph-count="60" meta:word-count="117" meta:character-count="1369" meta:non-whitespace-character-count="1309"/>
  </office:meta>
</office:document-meta>
</file>